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</style:style>
    <style:style style:name="P5" style:family="paragraph" style:parent-style-name="Standard">
      <style:paragraph-properties fo:margin-top="0in" fo:margin-bottom="0.222in" loext:contextual-spacing="false" fo:line-height="100%" fo:orphans="0" fo:widows="0"/>
    </style:style>
    <style:style style:name="P6" style:family="paragraph" style:parent-style-name="Standard">
      <style:paragraph-properties fo:margin-left="0in" fo:margin-right="0in" fo:margin-top="0in" fo:margin-bottom="0.222in" loext:contextual-spacing="false" fo:line-height="100%" fo:orphans="0" fo:widows="0" fo:text-indent="0.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ff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434343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434343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5" style:family="text">
      <style:text-properties fo:color="#434343" style:font-name="Times New Roman" fo:font-size="12pt" style:text-underline-style="none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說明：請各位使用此template進行Report撰寫，如果想要用其他排版模式也請註明</text:span><text:span text:style-name="T2">題號以及題目內容（請勿擅自更改題號）</text:span><text:span text:style-name="T1">，最後上傳至github前，請務必轉成</text:span><text:span text:style-name="T2">PDF</text:span><text:span text:style-name="T1">檔，並且命名為report.pdf，否則將不予計分。</text:span></text:p>
      <text:p text:style-name="Standard"><text:span text:style-name="T1">中英文皆可，但助教</text:span><text:span text:style-name="T2">強烈建議使用中文</text:span><text:span text:style-name="T1">。</text:span></text:p>
      <text:p text:style-name="P1"><text:span text:style-name="T1">----------------------------------------閱讀完以上文字請刪除---------------------------------------</text:span></text:p>
      <text:p text:style-name="P2"/>
      <text:p text:style-name="P3"><text:span text:style-name="T1">學號：B01234567 系級： 電機四 <text:s/>姓名：李宏一級拌~</text:span></text:p>
      <text:p text:style-name="P2"/>
      <text:list xml:id="list4192408781" text:style-name="WWNum1">
        <text:list-item>
          <text:p text:style-name="P4"><text:span text:style-name="T3">(2%) 從作業三可以發現，使用 CNN 的確有些好處，試繪出其 </text:span><text:span text:style-name="T4">saliency maps，觀察模型在做 classification 時，是 focus 在圖片的哪些部份？<text:line-break/></text:span><text:span text:style-name="T3">(Collaborators: )</text:span></text:p>
        </text:list-item>
      </text:list>
      <text:p text:style-name="P5"><text:span text:style-name="T4"><text:tab/>答：</text:span></text:p>
      <text:list xml:id="list232744735261437" text:continue-numbering="true" text:style-name="WWNum1">
        <text:list-item>
          <text:p text:style-name="P4"><text:span text:style-name="T3">(3%) </text:span><text:span text:style-name="T4">承(1) 利用上課所提到的 gradient ascent 方法，觀察特定層的filter最容易被哪種圖片 activate 與觀察 filter 的 output。</text:span><text:span text:style-name="T3">(Collaborators: )</text:span></text:p>
        </text:list-item>
      </text:list>
      <text:p text:style-name="P6"><text:span text:style-name="T4">答：</text:span></text:p>
      <text:list xml:id="list232743849988717" text:continue-numbering="true" text:style-name="WWNum1">
        <text:list-item>
          <text:p text:style-name="P4"><text:span text:style-name="T3">(3%) 請使用Lime套件分析你的模型對於各種表情的判斷方式，並解釋為何你的模型在某些label表現得特別好 (可以搭配作業三的Confusion Matrix)。</text:span></text:p>
        </text:list-item>
      </text:list>
      <text:p text:style-name="P5"><text:span text:style-name="T3"><text:tab/></text:span><text:span text:style-name="T4">答：</text:span></text:p>
      <text:list xml:id="list232744343450495" text:continue-numbering="true" text:style-name="WWNum1">
        <text:list-item>
          <text:p text:style-name="P4"><text:span text:style-name="T3">(2%) <text:s/>[自由發揮] 請同學自行搜尋或參考上課曾提及的內容，實作任一種方式來觀察CNN模型的訓練，並說明你的實作方法及呈現visualization的結果。</text:span></text:p>
        </text:list-item>
      </text:list>
      <text:p text:style-name="P5"><text:span text:style-name="T4"><text:tab/>答：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348" meta:character-count="640" meta:non-whitespace-character-count="605"/>
    <meta:generator>LibreOfficeDev/6.0.5.2$Linux_X86_64 LibreOffice_project/</meta:generator>
  </office:meta>
</office:document-meta>
</file>